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TML Structure and Elements</text:h>
      <text:h text:style-name="Heading_20_1" text:outline-level="1">Introduction</text:h>
      <text:p text:style-name="Text_20_body">This guide will take you through building a basic HTML document using elements, attributes, and a solid structure. By the end, you'll know how to construct and organize web content effectively using HTML.</text:p>
      <text:h text:style-name="Heading_20_2" text:outline-level="2">Step 1: Start with the Basic HTML Structure</text:h>
      <text:p text:style-name="Text_20_body">1. Begin with<text:span text:style-name="Strong_20_Emphasis"> </text:span><text:span text:style-name="Variable">&lt;!DOCTYPE html&gt;</text:span>: This tells the browser you're writing in HTML5</text:p>
      <text:p text:style-name="Text_20_body">.<text:span text:style-name="Variable">&lt;!DOCTYPE html&gt;</text:span></text:p>
      <text:p text:style-name="Text_20_body">2. Create the <text:span text:style-name="Variable">&lt;html&gt;</text:span><text:span text:style-name="Strong_20_Emphasis"> </text:span>tag: This is the root element that wraps all your content.</text:p>
      <text:p text:style-name="Text_20_body"><text:span text:style-name="Variable">&lt;html&gt;</text:span></text:p>
      <text:p text:style-name="Text_20_body">3. Add the <text:span text:style-name="Variable">&lt;head&gt;</text:span><text:span text:style-name="Strong_20_Emphasis"> </text:span>section: Inside the <text:span text:style-name="Variable">&lt;html&gt;</text:span> tag, include a <text:span text:style-name="Variable">&lt;head&gt;</text:span> section for information like the page title and links to CSS or JavaScript files. The content inside <text:span text:style-name="Variable">&lt;head&gt; </text:span>won’t be visible on the webpage. </text:p>
      <text:p text:style-name="Text_20_body"><text:span text:style-name="Variable">&lt;head&gt; </text:span></text:p>
      <text:p text:style-name="Text_20_body"><text:span text:style-name="Variable">&lt;title&gt;My First Webpage&lt;/title&gt;</text:span></text:p>
      <text:p text:style-name="Text_20_body"><text:span text:style-name="Variable">&lt;/head&gt;</text:span></text:p>
      <text:p text:style-name="Text_20_body">4. Create the<text:span text:style-name="Strong_20_Emphasis"> </text:span><text:span text:style-name="Variable">&lt;body&gt;</text:span><text:span text:style-name="Strong_20_Emphasis"> </text:span>section: This contains all the visible content on your page, such as text, images, and links. Everything that users see on the webpage is placed inside the <text:span text:style-name="Variable">&lt;body&gt;</text:span> tag.</text:p>
      <text:p text:style-name="Text_20_body"><text:span text:style-name="Variable">&lt;body&gt;</text:span></text:p>
      <text:p text:style-name="Text_20_body"><text:span text:style-name="Variable">&lt;!-- Your content goes here →</text:span></text:p>
      <text:p text:style-name="Text_20_body"><text:span text:style-name="Variable">&lt;/body&gt;</text:span></text:p>
      <text:p text:style-name="Text_20_body">5. Close the <text:span text:style-name="Variable">&lt;html&gt;</text:span> tag: Always remember to close the root<text:span text:style-name="Variable"> &lt;html&gt;</text:span> tag at the end.</text:p>
      <text:p text:style-name="Text_20_body"><text:span text:style-name="Variable">&lt;/html&gt;</text:span></text:p>
      <text:h text:style-name="Heading_20_2" text:outline-level="2">Step 2: Use Elements and Tags to Build Content</text:h>
      <text:p text:style-name="Text_20_body">1. Add Headings and Paragraphs: Use tags like <text:span text:style-name="Variable">&lt;h1&gt;</text:span> for headings and<text:span text:style-name="Variable"> &lt;p&gt;</text:span> for paragraphs to define text content.</text:p>
      <text:list xml:id="list1542218946" text:style-name="L1">
        <text:list-item>
          <text:p text:style-name="P1"><text:soft-page-break/>Example:</text:p>
        </text:list-item>
      </text:list>
      <text:p text:style-name="Text_20_body"><text:span text:style-name="Variable">&lt;h1&gt;Welcome to My Website&lt;/h1&gt;</text:span></text:p>
      <text:p text:style-name="Text_20_body"><text:span text:style-name="Variable">&lt;p&gt;This is the first paragraph on my page.&lt;/p&gt;</text:span></text:p>
      <text:p text:style-name="Text_20_body">2. Create Sections with <text:span text:style-name="Variable">&lt;div&gt;</text:span> and <text:span text:style-name="Variable">&lt;section&gt;:</text:span> Use <text:span text:style-name="Variable">&lt;div&gt;</text:span> to group content and <text:span text:style-name="Variable">&lt;section&gt;</text:span> for organizing related parts of your webpage. This helps to separate different sections visually and structurally.</text:p>
      <text:list xml:id="list535085806" text:style-name="L2">
        <text:list-item>
          <text:p text:style-name="P2">Example:</text:p>
        </text:list-item>
      </text:list>
      <text:p text:style-name="Text_20_body"><text:span text:style-name="Variable">&lt;section&gt;</text:span></text:p>
      <text:p text:style-name="Text_20_body"><text:span text:style-name="Variable">&lt;h2&gt;About Us&lt;/h2&gt;</text:span></text:p>
      <text:p text:style-name="Text_20_body"><text:span text:style-name="Variable">&lt;p&gt;We build amazing web experiences.&lt;/p&gt;</text:span></text:p>
      <text:p text:style-name="Text_20_body"><text:span text:style-name="Variable">&lt;/section&gt;</text:span></text:p>
      <text:h text:style-name="Heading_20_2" text:outline-level="2">Step 3: Add Attributes for Customization</text:h>
      <text:p text:style-name="Text_20_body">1. Define Unique IDs: Use the <text:span text:style-name="Variable">id</text:span> attribute to identify an element for styling or JavaScript functions uniquely. An ID must be unique within the page.</text:p>
      <text:p text:style-name="Text_20_body">Example:</text:p>
      <text:p text:style-name="Text_20_body"><text:span text:style-name="Variable">&lt;div id="header"&gt;This is the header area&lt;/div&gt;</text:span></text:p>
      <text:p text:style-name="Text_20_body">2. Group Elements with Classes: Use the <text:span text:style-name="Variable">class</text:span> attribute to assign the same styling to multiple elements. This is useful when applying the same design to similar sections.</text:p>
      <text:list xml:id="list1869648926" text:style-name="L3">
        <text:list-item>
          <text:p text:style-name="P3">Example:</text:p>
        </text:list-item>
      </text:list>
      <text:p text:style-name="Text_20_body"><text:span text:style-name="Variable">&lt;div class="highlight"&gt;Special Notice&lt;/div&gt;</text:span></text:p>
      <text:p text:style-name="Text_20_body">3. Create Links with<text:span text:style-name="Strong_20_Emphasis"> </text:span><text:span text:style-name="Variable">href</text:span>: For anchor tags (<text:span text:style-name="Variable">&lt;a&gt;</text:span>), use the <text:span text:style-name="Variable">href</text:span> attribute to specify the destination URL.</text:p>
      <text:list xml:id="list1479091760" text:style-name="L4">
        <text:list-item>
          <text:p text:style-name="P4">Example:</text:p>
        </text:list-item>
      </text:list>
      <text:p text:style-name="Text_20_body"><text:span text:style-name="Variable">&lt;a href="https://example.com"&gt;Visit Example&lt;/a&gt;</text:span></text:p>
      <text:p text:style-name="Text_20_body">4. Display Images with <text:span text:style-name="Variable">src</text:span> and <text:span text:style-name="Variable">alt</text:span>: For images, use the <text:span text:style-name="Variable">src</text:span> attribute to define the image source and <text:span text:style-name="Variable">alt</text:span> for alternative text.</text:p>
      <text:list xml:id="list1641916420" text:style-name="L5">
        <text:list-item>
          <text:p text:style-name="P5">Example:</text:p>
        </text:list-item>
      </text:list>
      <text:p text:style-name="Text_20_body"><text:soft-page-break/><text:span text:style-name="Variable">&lt;img src="logo.png" alt="Company Logo"&gt;</text:span></text:p>
      <text:h text:style-name="Heading_20_2" text:outline-level="2">Step 4: Use Semantic HTML for Meaning and Organization</text:h>
      <text:p text:style-name="Text_20_body">1. Add a Navigation Bar: Use the <text:span text:style-name="Variable">&lt;nav&gt;</text:span> element to organize your site’s navigation links.</text:p>
      <text:list xml:id="list3654982184" text:style-name="L6">
        <text:list-item>
          <text:p text:style-name="P6">Example:</text:p>
        </text:list-item>
      </text:list>
      <text:p text:style-name="Text_20_body"><text:span text:style-name="Variable">&lt;nav&gt;</text:span></text:p>
      <text:p text:style-name="Text_20_body"><text:span text:style-name="Variable">&lt;a href="/home"&gt;Home&lt;/a&gt;</text:span></text:p>
      <text:p text:style-name="Text_20_body"><text:span text:style-name="Variable">&lt;a href="/about"&gt;About Us&lt;/a&gt;</text:span></text:p>
      <text:p text:style-name="Text_20_body"><text:span text:style-name="Variable">&lt;/nav&gt;</text:span></text:p>
      <text:p text:style-name="Text_20_body">2. Structure the Main Content: Use the <text:span text:style-name="Variable">&lt;main&gt;</text:span> tag to define the main content of your page, making it clear for both users and search engines.</text:p>
      <text:list xml:id="list4182507904" text:style-name="L7">
        <text:list-item>
          <text:p text:style-name="P7">Example:</text:p>
        </text:list-item>
      </text:list>
      <text:p text:style-name="Text_20_body"><text:span text:style-name="Variable">&lt;main&gt;</text:span></text:p>
      <text:p text:style-name="Text_20_body"><text:span text:style-name="Variable">&lt;h2&gt;Welcome to Our Company&lt;/h2&gt;</text:span></text:p>
      <text:p text:style-name="Text_20_body"><text:span text:style-name="Variable">&lt;p&gt;We provide excellent services.&lt;/p&gt;</text:span></text:p>
      <text:p text:style-name="Text_20_body"><text:span text:style-name="Variable">&lt;/main&gt;</text:span></text:p>
      <text:p text:style-name="Text_20_body">3. Footer for Additional Information: Use the <text:span text:style-name="Variable">&lt;footer&gt;</text:span> tag to add copyright info, contact details, or social media links at the bottom of the page.</text:p>
      <text:list xml:id="list1578934793" text:style-name="L8">
        <text:list-item>
          <text:p text:style-name="P8">Example:</text:p>
        </text:list-item>
      </text:list>
      <text:p text:style-name="Text_20_body"><text:span text:style-name="Variable">&lt;footer&gt;</text:span></text:p>
      <text:p text:style-name="Text_20_body"><text:span text:style-name="Variable">&lt;p&gt;© 2024 My Website. All Rights Reserved.&lt;/p&gt;</text:span></text:p>
      <text:p text:style-name="Text_20_body"><text:span text:style-name="Variable">&lt;/footer&gt;</text:span></text:p>
      <text:h text:style-name="Heading_20_2" text:outline-level="2">Step 5: Organize with Proper Nesting</text:h>
      <text:p text:style-name="Text_20_body">1. Nesting Elements: Place one element inside another to maintain a clear hierarchy. For instance, a section can contain both a heading and multiple paragraphs.</text:p>
      <text:list xml:id="list1010446671" text:style-name="L9">
        <text:list-item>
          <text:p text:style-name="P9">Example:</text:p>
        </text:list-item>
      </text:list>
      <text:p text:style-name="Text_20_body"><text:soft-page-break/><text:span text:style-name="Variable">&lt;div class="container"&gt;</text:span></text:p>
      <text:p text:style-name="Text_20_body"> <text:span text:style-name="Variable"> &lt;section&gt;</text:span></text:p>
      <text:p text:style-name="Text_20_body"><text:span text:style-name="Variable">     &lt;h2&gt;Our Services&lt;/h2&gt;</text:span></text:p>
      <text:p text:style-name="Text_20_body"><text:span text:style-name="Variable">     &lt;p&gt;We offer web development, design, and more.&lt;/p&gt;</text:span></text:p>
      <text:p text:style-name="Text_20_body"><text:span text:style-name="Variable">  &lt;/section&gt;</text:span></text:p>
      <text:p text:style-name="Text_20_body"><text:span text:style-name="Variable">&lt;/div&gt;</text:span></text:p>
      <text:p text:style-name="Text_20_body">2. Benefits of Proper Nesting:</text:p>
      <text:list xml:id="list2435218667" text:style-name="L10">
        <text:list-item>
          <text:p text:style-name="P10">Ensures clarity in your document's structure.</text:p>
        </text:list-item>
        <text:list-item>
          <text:p text:style-name="P10">Makes styling easier by targeting specific sections.</text:p>
        </text:list-item>
        <text:list-item>
          <text:p text:style-name="P10">Enhances accessibility for screen readers, improving the experience for all users.</text:p>
        </text:list-item>
      </text:list>
      <text:h text:style-name="Heading_20_1" text:outline-level="1">HTML in Web Development</text:h>
      <text:h text:style-name="Heading_20_1" text:outline-level="1">Introduction</text:h>
      <text:p text:style-name="Text_20_body">HTML, CSS, and JavaScript form the core of web development. Each technology plays a distinct role: HTML provides structure, CSS enhances visual appeal, and JavaScript adds interactivity. Understanding how these three technologies interact is crucial for creating dynamic and engaging web experiences. This summary highlights their roles and relationships.</text:p>
      <text:h text:style-name="Heading_20_2" text:outline-level="2">HTML: The Foundation of Web Content</text:h>
      <text:p text:style-name="Text_20_body">HTML (HyperText Markup Language) is the backbone of all web pages. It structures content like text, images, and media, defining how elements are displayed in a browser.</text:p>
      <text:list xml:id="list2067860038" text:style-name="L11">
        <text:list-item>
          <text:p text:style-name="P11">Web standards: HTML must adhere to web standards to ensure consistency, accessibility, and responsiveness across all devices and browsers. These standards guarantee that web pages perform well for all users.</text:p>
        </text:list-item>
        <text:list-item>
          <text:p text:style-name="P11">Interactivity: HTML elements act as placeholders for CSS and JavaScript, enabling them to style or add functionality.</text:p>
        </text:list-item>
      </text:list>
      <text:h text:style-name="Heading_20_2" text:outline-level="2">CSS: Styling the Web</text:h>
      <text:p text:style-name="Text_20_body">CSS (Cascading Style Sheets) enhances HTML by defining the visual layout of a webpage.</text:p>
      <text:list xml:id="list2849021688" text:style-name="L12">
        <text:list-item>
          <text:p text:style-name="P12"><text:soft-page-break/>Styling HTML elements: CSS applies colors, fonts, and layouts, transforming basic HTML into aesthetically pleasing web pages.</text:p>
        </text:list-item>
        <text:list-item>
          <text:p text:style-name="P12">Box model: The CSS box model is key to managing the space around elements, affecting padding, borders, and margins. This helps control how elements are spaced and arranged.</text:p>
        </text:list-item>
        <text:list-item>
          <text:p text:style-name="P12">CSS application methods: CSS can be applied in three ways: external stylesheets, internal styles, and inline styles. External stylesheets are most effective for larger projects, as they help maintain consistency across multiple pages.</text:p>
        </text:list-item>
      </text:list>
      <text:h text:style-name="Heading_20_2" text:outline-level="2">JavaScript: Bringing Web Pages to Life</text:h>
      <text:p text:style-name="Text_20_body">JavaScript introduces functionality and interactivity to the otherwise static structure of HTML.</text:p>
      <text:list xml:id="list3289942721" text:style-name="L13">
        <text:list-item>
          <text:p text:style-name="P13">Dynamic content: JavaScript can modify HTML elements in real-time using the Document Object Model (DOM). This allows developers to create interactive content that responds to user actions, such as clicks or key presses.</text:p>
        </text:list-item>
        <text:list-item>
          <text:p text:style-name="P13">Event handling: JavaScript listens for user events and performs actions like updating content or showing alerts. This makes web pages more engaging and responsive.</text:p>
        </text:list-item>
      </text:list>
      <text:h text:style-name="Heading_20_1" text:outline-level="1">Semantic HTML</text:h>
      <text:h text:style-name="Heading_20_1" text:outline-level="1">Introduction</text:h>
      <text:p text:style-name="Text_20_body">Semantic HTML uses meaningful tags to describe the purpose of content within a webpage. Unlike non-semantic elements such as <text:span text:style-name="Variable">&lt;div&gt;</text:span> and <text:span text:style-name="Variable">&lt;span&gt;</text:span>, semantic elements like <text:span text:style-name="Variable">&lt;header&gt;</text:span>,<text:span text:style-name="Variable"> &lt;article&gt;</text:span>, and <text:span text:style-name="Variable">&lt;footer&gt;</text:span> convey information about the structure and role of the content. This improves both user experience and technical functionalities like SEO and accessibility.</text:p>
      <text:h text:style-name="Heading_20_2" text:outline-level="2">Benefits of Semantic HTML</text:h>
      <text:h text:style-name="Heading_20_3" text:outline-level="3">Improved Readability and Maintainability</text:h>
      <text:p text:style-name="Text_20_body">Semantic HTML makes your code more understandable for both developers and machines. Using descriptive tags makes the webpage structure clearer, allowing anyone revisiting the code to interpret its function easily. This improves maintainability, as tags like <text:span text:style-name="Variable">&lt;header&gt; </text:span>and <text:span text:style-name="Variable">&lt;article&gt;</text:span> inherently explain their content, eliminating guesswork.</text:p>
      <text:h text:style-name="Heading_20_3" text:outline-level="3">Enhanced SEO</text:h>
      <text:p text:style-name="Text_20_body">Search engines can better index and rank pages that use semantic HTML because the tags provide explicit meaning to the content. For example, an <text:span text:style-name="Variable">&lt;article&gt;</text:span> tag signals a self-contained piece of information, such as a blog post, making it easier for search engines to identify and rank relevant <text:soft-page-break/>sections of the page.</text:p>
      <text:h text:style-name="Heading_20_3" text:outline-level="3">Accessibility Improvements</text:h>
      <text:p text:style-name="Text_20_body">One of the most critical advantages of semantic HTML is enhanced accessibility. Assistive technologies, like screen readers, rely on the page's structure to provide a better experience for users with disabilities. Tags like <text:span text:style-name="Variable">&lt;nav&gt;, &lt;section&gt;</text:span>, and <text:span text:style-name="Variable">&lt;aside&gt; </text:span>help screen readers understand the layout and context of different page elements, improving navigation for visually impaired users.</text:p>
      <text:h text:style-name="Heading_20_2" text:outline-level="2">Key Semantic Tags and Their Usage</text:h>
      <text:list xml:id="list4051249389" text:style-name="L14">
        <text:list-item>
          <text:p text:style-name="P14"><text:span text:style-name="Variable">&lt;header&gt;</text:span>: Defines the introductory content of a webpage or section.</text:p>
        </text:list-item>
        <text:list-item>
          <text:p text:style-name="P14"><text:span text:style-name="Variable">&lt;article&gt;</text:span>: Represents a self-contained piece of content, such as a blog post or news article.</text:p>
        </text:list-item>
        <text:list-item>
          <text:p text:style-name="P14"><text:span text:style-name="Variable">&lt;footer&gt;</text:span>: Contains information at the bottom of a page, like copyright notices or contact details.</text:p>
        </text:list-item>
        <text:list-item>
          <text:p text:style-name="P14"><text:span text:style-name="Variable">&lt;nav&gt;</text:span>: Marks a block of navigation links for easy user and screen reader access.</text:p>
        </text:list-item>
        <text:list-item>
          <text:p text:style-name="P14"><text:span text:style-name="Variable">&lt;section&gt;</text:span>: Groups related content together under a specific heading.</text:p>
        </text:list-item>
      </text:list>
      <text:p text:style-name="Text_20_body">These tags contribute to a cleaner, more organized codebase and improve user experience by creating a well-structured hierarchy.</text:p>
      <text:h text:style-name="Heading_20_2" text:outline-level="2">Best Practices for Implementing Semantic HTML</text:h>
      <text:h text:style-name="Heading_20_3" text:outline-level="3">Use Appropriate Tags for Content</text:h>
      <text:p text:style-name="Text_20_body">Always choose the tag that best fits the content's role. For instance, use <text:span text:style-name="Variable">&lt;article&gt;</text:span> for standalone content and <text:span text:style-name="Variable">&lt;section&gt;</text:span> to group related content under a common heading. This practice ensures clarity for both users and search engines.</text:p>
      <text:h text:style-name="Heading_20_3" text:outline-level="3">Minimize the Use of Non-Semantic Tags</text:h>
      <text:p text:style-name="Text_20_body">Overusing non-semantic tags like <text:span text:style-name="Variable">&lt;div&gt; </text:span>and <text:span text:style-name="Variable">&lt;span&gt; </text:span>can clutter your HTML. Instead, opt for semantic tags to improve readability and structure.</text:p>
      <text:h text:style-name="Heading_20_3" text:outline-level="3">Combine Semantic and Non-Semantic Tags</text:h>
      <text:p text:style-name="Text_20_body">Use non-semantic tags, like <text:span text:style-name="Variable">&lt;div&gt;</text:span>, when needed for styling or grouping purposes, but ensure the overall structure relies on semantic elements. For example, you can style an <text:span text:style-name="Variable">&lt;article&gt;</text:span> or <text:span text:style-name="Variable">&lt;header&gt; </text:span>with CSS without altering its semantic meaning.</text:p>
      <text:h text:style-name="Heading_20_1" text:outline-level="1"><text:soft-page-break/>Building an HTML Document</text:h>
      <text:h text:style-name="Heading_20_1" text:outline-level="1">Introduction</text:h>
      <text:p text:style-name="Text_20_body">This step-by-step guide is designed to help you create a fully structured HTML document that incorporates user-friendly forms, organized tables and lists, and embedded media elements such as images and videos. By following these instructions, you can build a functional and visually organized webpage that ensures accessibility for all users.</text:p>
      <text:h text:style-name="Heading_20_2" text:outline-level="2">Step-by-Step Guide</text:h>
      <text:list xml:id="list3349426900" text:style-name="L15">
        <text:list-item>
          <text:p text:style-name="P15">Start with the HTML Structure</text:p>
          <text:list>
            <text:list-item>
              <text:p text:style-name="P15">At the top of your document, declare HTML5 with <text:span text:style-name="Variable">&lt;!DOCTYPE html&gt;</text:span>.</text:p>
            </text:list-item>
            <text:list-item>
              <text:p text:style-name="P15">Add the opening <text:span text:style-name="Variable">&lt;html&gt;</text:span> tag, and inside it, create two main sections: <text:span text:style-name="Variable">&lt;head&gt;</text:span> and <text:span text:style-name="Variable">&lt;body&gt;</text:span>.</text:p>
            </text:list-item>
          </text:list>
        </text:list-item>
        <text:list-item>
          <text:p text:style-name="P15">Set Up the Head Section</text:p>
          <text:list>
            <text:list-item>
              <text:p text:style-name="P15">In the <text:span text:style-name="Variable">&lt;head&gt;</text:span>, use the <text:span text:style-name="Variable">&lt;title&gt;</text:span> tag to define the page's title (this is what appears in the browser tab).</text:p>
            </text:list-item>
            <text:list-item>
              <text:p text:style-name="P15">Include a <text:span text:style-name="Variable">&lt;meta charset="UTF-8"&gt;</text:span> tag to ensure that text is displayed correctly across languages and browsers.</text:p>
            </text:list-item>
            <text:list-item>
              <text:p text:style-name="P15">Link to your CSS stylesheet with <text:span text:style-name="Variable">&lt;link rel="stylesheet" href="styles.css"&gt;</text:span> to control the design of your webpage.</text:p>
            </text:list-item>
          </text:list>
        </text:list-item>
        <text:list-item>
          <text:p text:style-name="P15">Build the Body Section</text:p>
          <text:list>
            <text:list-item>
              <text:p text:style-name="P15">Use the <text:span text:style-name="Variable">&lt;body&gt;</text:span> tag to enclose all visible content on the page.</text:p>
            </text:list-item>
            <text:list-item>
              <text:p text:style-name="P15">Start with a main heading using <text:span text:style-name="Variable">&lt;h1&gt;</text:span> and a paragraph using <text:span text:style-name="Variable">&lt;p&gt;</text:span> to provide an introduction to the webpage's purpose or content.</text:p>
            </text:list-item>
          </text:list>
        </text:list-item>
        <text:list-item>
          <text:p text:style-name="P15">Create a Form for User Input</text:p>
          <text:list>
            <text:list-item>
              <text:p text:style-name="P15">Use the <text:span text:style-name="Variable">&lt;form&gt;</text:span> tag to collect user data. For example:</text:p>
            </text:list-item>
          </text:list>
        </text:list-item>
      </text:list>
      <text:p text:style-name="Text_20_body"><text:span text:style-name="Variable">&lt;form action="submit.php" method="POST"&gt;</text:span></text:p>
      <text:p text:style-name="Text_20_body"><text:span text:style-name="Variable">    &lt;input type="text" name="username" placeholder="Enter your name"&gt;</text:span></text:p>
      <text:p text:style-name="Text_20_body"><text:span text:style-name="Variable">    &lt;input type="email" name="email" placeholder="Enter your email"&gt;</text:span></text:p>
      <text:p text:style-name="Text_20_body"><text:soft-page-break/><text:span text:style-name="Variable">    &lt;button type="submit"&gt;Submit&lt;/button&gt;</text:span></text:p>
      <text:p text:style-name="Text_20_body"><text:span text:style-name="Variable">&lt;/form&gt;</text:span></text:p>
      <text:list xml:id="list166373385" text:style-name="L16">
        <text:list-item>
          <text:p text:style-name="P16">Define the <text:span text:style-name="Variable">action</text:span> attribute to specify where the form data will be submitted and use the <text:span text:style-name="Variable">POST</text:span> method to ensure secure data transmission.</text:p>
        </text:list-item>
      </text:list>
      <text:p text:style-name="Text_20_body">5. Add a Table to Display Data</text:p>
      <text:list xml:id="list64418872" text:style-name="L17">
        <text:list-item>
          <text:p text:style-name="P17">Use the <text:span text:style-name="Variable">&lt;table&gt;</text:span> tag along with <text:span text:style-name="Variable">&lt;tr&gt;</text:span> for table rows, <text:span text:style-name="Variable">&lt;th&gt;</text:span> for headers, and <text:span text:style-name="Variable">&lt;td&gt;</text:span> for data cells. Here's an example:</text:p>
        </text:list-item>
      </text:list>
      <text:p text:style-name="Text_20_body"><text:span text:style-name="Variable">&lt;table&gt;</text:span></text:p>
      <text:p text:style-name="Text_20_body"><text:span text:style-name="Variable">    &lt;tr&gt;</text:span></text:p>
      <text:p text:style-name="Text_20_body"><text:span text:style-name="Variable">        &lt;th&gt;Product&lt;/th&gt;</text:span></text:p>
      <text:p text:style-name="Text_20_body"><text:span text:style-name="Variable">        &lt;th&gt;Price&lt;/th&gt;</text:span></text:p>
      <text:p text:style-name="Text_20_body"><text:span text:style-name="Variable">        &lt;th&gt;Quantity&lt;/th&gt;</text:span></text:p>
      <text:p text:style-name="Text_20_body"><text:span text:style-name="Variable">    &lt;/tr&gt;</text:span></text:p>
      <text:p text:style-name="Text_20_body"><text:span text:style-name="Variable">    &lt;tr&gt;</text:span></text:p>
      <text:p text:style-name="Text_20_body"><text:span text:style-name="Variable">        &lt;td&gt;Apples&lt;/td&gt;</text:span></text:p>
      <text:p text:style-name="Text_20_body"><text:span text:style-name="Variable">        &lt;td&gt;$2.00&lt;/td&gt;</text:span></text:p>
      <text:p text:style-name="Text_20_body"><text:span text:style-name="Variable">        &lt;td&gt;10&lt;/td&gt;</text:span></text:p>
      <text:p text:style-name="Text_20_body"><text:span text:style-name="Variable">    &lt;/tr&gt;</text:span></text:p>
      <text:p text:style-name="Text_20_body"><text:span text:style-name="Variable">&lt;/table&gt;</text:span></text:p>
      <text:p text:style-name="Text_20_body">6. Organize Items with Lists</text:p>
      <text:list xml:id="list2025228262" text:style-name="L18">
        <text:list-item>
          <text:p text:style-name="P18">For ordered steps, use <text:span text:style-name="Variable">&lt;ol&gt;</text:span>, and for unordered items, use <text:span text:style-name="Variable">&lt;ul&gt;</text:span>.</text:p>
        </text:list-item>
      </text:list>
      <text:p text:style-name="Text_20_body"><text:span text:style-name="Variable">&lt;ol&gt;</text:span></text:p>
      <text:p text:style-name="Text_20_body"><text:span text:style-name="Variable">    &lt;li&gt;Step 1&lt;/li&gt;</text:span></text:p>
      <text:p text:style-name="Text_20_body"><text:span text:style-name="Variable">    &lt;li&gt;Step 2&lt;/li&gt;</text:span></text:p>
      <text:p text:style-name="Text_20_body"><text:span text:style-name="Variable">&lt;/ol&gt;</text:span></text:p>
      <text:p text:style-name="Text_20_body"><text:soft-page-break/><text:span text:style-name="Variable">&lt;ul&gt;</text:span></text:p>
      <text:p text:style-name="Text_20_body"><text:span text:style-name="Variable">    &lt;li&gt;Item 1&lt;/li&gt;</text:span></text:p>
      <text:p text:style-name="Text_20_body"><text:span text:style-name="Variable">    &lt;li&gt;Item 2&lt;/li&gt;</text:span></text:p>
      <text:p text:style-name="Text_20_body"><text:span text:style-name="Variable">&lt;/ul&gt;</text:span></text:p>
      <text:p text:style-name="Text_20_body">7. Embed Media Elements</text:p>
      <text:list xml:id="list2282590956" text:style-name="L19">
        <text:list-item>
          <text:p text:style-name="P19">Add images using the <text:span text:style-name="Variable">&lt;img&gt;</text:span> tag, ensuring to specify the <text:span text:style-name="Variable">sr</text:span>c (image path) and <text:span text:style-name="Variable">alt</text:span> (alternative text for accessibility):</text:p>
        </text:list-item>
      </text:list>
      <text:p text:style-name="Text_20_body"><text:span text:style-name="Variable">&lt;img src="image.jpg" alt="Description of image"&gt;</text:span></text:p>
      <text:list xml:id="list3757870862" text:style-name="L20">
        <text:list-item>
          <text:p text:style-name="P20">Use the<text:span text:style-name="Variable"> &lt;video&gt;</text:span> tag to embed videos, providing controls for the user:</text:p>
        </text:list-item>
      </text:list>
      <text:p text:style-name="Text_20_body"><text:span text:style-name="Variable">&lt;video src="video.mp4" controls&gt;&lt;/video&gt;</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4-08T07:51:51.566000000</dc:date>
    <meta:editing-duration>PT31M4S</meta:editing-duration>
    <meta:editing-cycles>4</meta:editing-cycles>
    <meta:generator>LibreOffice/7.3.4.2$Windows_X86_64 LibreOffice_project/728fec16bd5f605073805c3c9e7c4212a0120dc5</meta:generator>
    <meta:document-statistic meta:table-count="0" meta:image-count="0" meta:object-count="0" meta:page-count="9" meta:paragraph-count="164" meta:word-count="1676" meta:character-count="10923" meta:non-whitespace-character-count="9344"/>
  </office:meta>
</office:document-meta>
</file>